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pt" fo:country="B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pt" fo:country="B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pt" fo:country="BR"/>
    </style:style>
    <style:style style:name="ce1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000000" fo:border="0.74pt solid #000000"/>
    </style:style>
    <style:style style:name="ce1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22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Atribuição de Estados do Cofre</text:p>
          </table:table-cell>
          <table:covered-table-cell table:number-columns-repeated="9"/>
          <table:table-cell table:number-columns-repeated="3"/>
          <table:table-cell table:style-name="ce12" office:value-type="string" calcext:value-type="string">
            <text:p>M[1]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1">
            <text:p>Modo de Operação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Inserção de Senha</text:p>
          </table:table-cell>
          <table:covered-table-cell table:number-columns-repeated="2"/>
          <table:table-cell table:number-columns-repeated="5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M[1]</text:p>
          </table:table-cell>
          <table:table-cell table:style-name="ce1" office:value-type="string" calcext:value-type="string">
            <text:p>M[0]</text:p>
          </table:table-cell>
          <table:table-cell/>
          <table:table-cell table:style-name="ce14" office:value-type="string" calcext:value-type="string">
            <text:p>Estados</text:p>
          </table:table-cell>
          <table:table-cell table:style-name="ce1" office:value-type="string" calcext:value-type="string">
            <text:p>I[1]</text:p>
          </table:table-cell>
          <table:table-cell table:style-name="ce1" office:value-type="string" calcext:value-type="string">
            <text:p>I[0]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0" table:number-rows-spanned="1">
            <text:p>Transição de Estados</text:p>
          </table:table-cell>
          <table:covered-table-cell table:number-columns-repeated="9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9" table:number-rows-spanned="1">
            <text:p>Modo de Operação</text:p>
          </table:table-cell>
          <table:covered-table-cell table:number-columns-repeated="8"/>
          <table:table-cell table:number-columns-repeated="3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Estados</text:p>
          </table:table-cell>
          <table:table-cell table:style-name="ce7" office:value-type="string" calcext:value-type="string">
            <text:p>M[1]</text:p>
          </table:table-cell>
          <table:table-cell table:style-name="ce7" office:value-type="string" calcext:value-type="string">
            <text:p>M[0]</text:p>
          </table:table-cell>
          <table:table-cell table:style-name="ce8" office:value-type="string" calcext:value-type="string">
            <text:p>BM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orreta</text:p>
          </table:table-cell>
          <table:table-cell table:style-name="ce7" office:value-type="string" calcext:value-type="string">
            <text:p>CT</text:p>
          </table:table-cell>
          <table:table-cell table:style-name="ce10"/>
          <table:table-cell table:style-name="ce12" office:value-type="string" calcext:value-type="string">
            <text:p>M[1]</text:p>
          </table:table-cell>
          <table:table-cell table:style-name="ce12" office:value-type="string" calcext:value-type="string">
            <text:p>M[0]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Comp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string" calcext:value-type="string">
            <text:p>X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/>
          <table:table-cell table:style-name="ce20" office:value-type="string" calcext:value-type="string" table:number-columns-spanned="6" table:number-rows-spanned="1">
            <text:p>M[1] = <text:s text:c="2"/>CT' <text:s text:c="2"/>+ <text:s/>M[1]' M[0] C <text:s/>+ <text:s/>M[1]' M[0] BM <text:s/>+ <text:s/>M[1] M[0]' C'</text:p>
          </table:table-cell>
          <table:covered-table-cell table:number-columns-repeated="4"/>
          <table:covered-table-cell table:style-name="ce19"/>
          <table:table-cell table:style-name="ce19" table:number-columns-repeated="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21" office:value-type="string" calcext:value-type="string" table:number-columns-spanned="6" table:number-rows-spanned="1">
            <text:p>y = F' + A'BD + A'BC + AB'D'</text:p>
          </table:table-cell>
          <table:covered-table-cell table:number-columns-repeated="4"/>
          <table:covered-table-cell table:style-name="ce19"/>
          <table:table-cell table:style-name="ce19" table:number-columns-repeated="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M[0]</text:p>
          </table:table-cell>
          <table:table-cell table:number-columns-repeated="4"/>
          <table:table-cell table:style-name="ce19" table:number-columns-repeated="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/>
          <table:table-cell table:style-name="ce19"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11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15" table:formula="of:=[.N66]" office:value-type="string" office:string-value="M[1] =   CT'   +  M[1]' M[0] C  +  M[1]' M[0] BM  +  M[1] M[0]' C'" calcext:value-type="string" table:number-columns-spanned="6" table:number-rows-spanned="1">
            <text:p>M[1] = <text:s text:c="2"/>CT' <text:s text:c="2"/>+ <text:s/>M[1]' M[0] C <text:s/>+ <text:s/>M[1]' M[0] BM <text:s/>+ <text:s/>M[1] M[0]' C'</text:p>
          </table:table-cell>
          <table:covered-table-cell table:number-columns-repeated="4"/>
          <table:covered-table-cell table:style-name="ce19"/>
          <table:table-cell table:number-columns-repeated="2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15" table:formula="of:=[.N134]" office:value-type="string" office:string-value="M[0] =   CT'  +  M[1]' C CORRETA  +   M[1]' M[0] BM'" calcext:value-type="string" table:number-columns-spanned="6" table:number-rows-spanned="1">
            <text:p>M[0] = <text:s text:c="2"/>CT' <text:s/>+ <text:s/>M[1]' C CORRETA <text:s/>+ <text:s text:c="2"/>M[1]' M[0] BM'</text:p>
          </table:table-cell>
          <table:covered-table-cell table:number-columns-repeated="4"/>
          <table:covered-table-cell table:style-name="ce19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1" calcext:value-type="float">
            <text:p>41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3" calcext:value-type="float">
            <text:p>4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7" calcext:value-type="float">
            <text:p>4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8" calcext:value-type="float">
            <text:p>48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1" calcext:value-type="float">
            <text:p>5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2" calcext:value-type="float">
            <text:p>52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3" calcext:value-type="float">
            <text:p>5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5" calcext:value-type="float">
            <text:p>55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6" calcext:value-type="float">
            <text:p>56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7" calcext:value-type="float">
            <text:p>57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8" calcext:value-type="float">
            <text:p>58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61" calcext:value-type="float">
            <text:p>61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2"/>
          <table:table-cell office:value-type="float" office:value="63" calcext:value-type="float">
            <text:p>63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number-columns-repeated="13"/>
          <table:table-cell table:style-name="ce20" office:value-type="string" calcext:value-type="string" table:number-columns-spanned="5" table:number-rows-spanned="1">
            <text:p>M[0] = <text:s text:c="2"/>CT' <text:s/>+ <text:s/>M[1]' C CORRETA <text:s/>+ <text:s text:c="2"/>M[1]' M[0] BM'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3"/>
          <table:table-cell table:style-name="ce21" office:value-type="string" calcext:value-type="string" table:number-columns-spanned="5" table:number-rows-spanned="1">
            <text:p>Y = F' + A'DE + A'BC'</text:p>
          </table:table-cell>
          <table:covered-table-cell table:number-columns-repeated="4"/>
          <table:table-cell table:number-columns-repeated="7"/>
        </table:table-row>
        <table:table-row table:style-name="ro1" table:number-rows-repeated="104844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22:46:24.789071314</meta:creation-date>
    <dc:date>2023-05-02T19:07:44.194000000</dc:date>
    <meta:editing-duration>PT21H10M45S</meta:editing-duration>
    <meta:editing-cycles>7</meta:editing-cycles>
    <meta:generator>LibreOffice/7.5.2.2$Windows_X86_64 LibreOffice_project/53bb9681a964705cf672590721dbc85eb4d0c3a2</meta:generator>
    <meta:document-statistic meta:table-count="1" meta:cell-count="1009" meta:object-count="0"/>
  </office:meta>
</office:document-meta>
</file>